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7547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3 distanceAlgorithm PROBABILITY MISSING AP 1 Algorithms ap vector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3 distanceAlgorithm PROBABILITY MISSING AP 1 Algorithms ap vector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3:32:56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322" meta:object-count="0"/>
  </office:meta>
</office:document-meta>
</file>